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64cm" fo:min-width="3.512cm" fo:padding-top="0.135cm" fo:padding-bottom="0.135cm" fo:padding-left="0.26cm" fo:padding-right="0.26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055cm" fo:min-width="1.537cm" fo:padding-top="0.135cm" fo:padding-bottom="0.135cm" fo:padding-left="0.26cm" fo:padding-right="0.26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03cm" fo:min-width="1.873cm" fo:padding-top="0.135cm" fo:padding-bottom="0.135cm" fo:padding-left="0.26cm" fo:padding-right="0.26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middle" fo:padding-top="0.125cm" fo:padding-bottom="0.125cm" fo:padding-left="0.25cm" fo:padding-right="-2.6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-1cm" fo:padding-bottom="0.8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-0.9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172cm" fo:min-width="1.692cm" fo:padding-top="0.135cm" fo:padding-bottom="0.135cm" fo:padding-left="0.26cm" fo:padding-right="0.26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-0.2cm" fo:padding-left="0.25cm" fo:padding-right="0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-0.1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top" fo:padding-top="-0.5cm" fo:padding-bottom="2cm" fo:padding-left="-0.2cm" fo:padding-right="0.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197cm" fo:min-width="1.749cm" fo:padding-top="0.135cm" fo:padding-bottom="0.135cm" fo:padding-left="0.26cm" fo:padding-right="0.26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bottom" fo:padding-top="0.125cm" fo:padding-bottom="-0.4cm" fo:padding-left="-1.3cm" fo:padding-right="0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2.7cm" svg:x="6.874cm" svg:y="6.535cm">
          <text:p text:style-name="P1"><text:span text:style-name="T1">Arrays allokieren und </text:span></text:p>
          <text:p text:style-name="P1"><text:span text:style-name="T1">initialisieren</text:span><text:span text:style-name="T1"><text:line-break/></text:span><text:span text:style-name="T2">Events, Puffer</text:span></text:p>
          <text:p text:style-name="P1"><text:span text:style-name="T2">und Overlapped </text:span></text:p>
          <text:p text:style-name="P1"><text:span text:style-name="T2">erstellen. Events in Array einsetz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609cm" svg:height="1.573cm" svg:x="15.265cm" svg:y="11.262cm">
          <text:p text:style-name="P1"><text:span text:style-name="T1">ReadFile() auf </text:span></text:p>
          <text:p text:style-name="P1"><text:span text:style-name="T1">Handles</text:span></text:p>
          <text:p text:style-name="P1"><text:span text:style-name="T1">ab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2.609cm" svg:height="1.573cm" svg:x="9.474cm" svg:y="16.162cm">
          <text:p text:style-name="P1"><text:span text:style-name="T1">WaitForMultiple</text:span></text:p>
          <text:p text:style-name="P1"><text:span text:style-name="T1">Objects() auf</text:span></text:p>
          <text:p text:style-name="P1"><text:span text:style-name="T1">Event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2.574cm" svg:y1="7.885cm" svg:x2="16.57cm" svg:y2="11.262cm" draw:start-shape="id1" draw:start-glue-point="10" draw:end-shape="id2" draw:end-glue-point="4" svg:d="M12574 7885c2664 0 3996 1125 3996 3377" svg:viewBox="0 0 3997 3378">
          <text:p/>
        </draw:connector>
        <draw:custom-shape draw:style-name="gr5" draw:text-style-name="P2" xml:id="id3" draw:id="id3" draw:layer="layout" svg:width="2.609cm" svg:height="1.573cm" svg:x="15.274cm" svg:y="15.035cm">
          <text:p text:style-name="P1"><text:span text:style-name="T1">Event 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2.909cm" svg:height="1.873cm" svg:x="9.374cm" svg:y="11.135cm">
          <text:p text:style-name="P1"><text:span text:style-name="T1">Job jetzt beenden</text:span></text:p>
          <text:p text:style-name="P1"><text:span text:style-name="T1">und später</text:span></text:p>
          <text:p text:style-name="P1"><text:span text:style-name="T1">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" draw:id="id8" draw:layer="layout" svg:width="3.383cm" svg:height="1.838cm" svg:x="4.6cm" svg:y="16.062cm">
          <text:p text:style-name="P1"><text:span text:style-name="T1">Signalisierte Events</text:span></text:p>
          <text:p text:style-name="P1"><text:span text:style-name="T1">finden</text:span></text:p>
          <text:p text:style-name="P1"><text:span text:style-name="T1">(WaitForSingleObjec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2.609cm" svg:height="1.573cm" svg:x="1.174cm" svg:y="17.635cm">
          <text:p text:style-name="P1"><text:span text:style-name="T1">Job 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6.57cm" svg:y1="12.835cm" svg:x2="16.579cm" svg:y2="15.035cm" draw:start-shape="id2" draw:start-glue-point="8" draw:end-shape="id3" draw:end-glue-point="4" svg:d="M16570 12835c0 1650 9 550 9 2200" svg:viewBox="0 0 10 2201">
          <text:p text:style-name="P1"><text:span text:style-name="T3">Lesevorgang beendet </text:span></text:p>
          <text:p text:style-name="P1"><text:span text:style-name="T3">(kein Fehler)</text:span></text:p>
        </draw:connector>
        <draw:connector draw:style-name="gr10" draw:text-style-name="P3" draw:layer="layout" draw:type="curve" svg:x1="15.265cm" svg:y1="12.049cm" svg:x2="12.283cm" svg:y2="12.072cm" draw:start-shape="id2" draw:start-glue-point="6" draw:end-shape="id4" draw:end-glue-point="10" svg:d="M15265 12049c-2236 0-746 23-2982 23" svg:viewBox="0 0 2983 24">
          <text:p text:style-name="P1"><text:span text:style-name="T3">Fehler</text:span></text:p>
        </draw:connector>
        <draw:connector draw:style-name="gr11" draw:text-style-name="P3" draw:layer="layout" draw:type="curve" svg:x1="10.779cm" svg:y1="16.162cm" svg:x2="10.828cm" svg:y2="13.008cm" draw:start-shape="id5" draw:start-glue-point="4" draw:end-shape="id4" svg:d="M10779 16162c0-2365 49-789 49-3154" svg:viewBox="0 0 50 3155">
          <text:p text:style-name="P1"><text:span text:style-name="T3">Fehler</text:span></text:p>
        </draw:connector>
        <draw:custom-shape draw:style-name="gr12" draw:text-style-name="P2" xml:id="id6" draw:id="id6" draw:layer="layout" svg:width="3.126cm" svg:height="2.038cm" svg:x="9.974cm" svg:y="18.362cm">
          <text:p text:style-name="P1"><text:span text:style-name="T1">Daten von allen</text:span></text:p>
          <text:p text:style-name="P1"><text:span text:style-name="T1">signalisierten Handles </text:span></text:p>
          <text:p text:style-name="P1"><text:span text:style-name="T1">lesen und in</text:span></text:p>
          <text:p text:style-name="P1"><text:span text:style-name="T1">Queue schreib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7" draw:id="id7" draw:layer="layout" svg:width="2.609cm" svg:height="1.573cm" svg:x="4.465cm" svg:y="19.862cm">
          <text:p text:style-name="P1"><text:span text:style-name="T1">Events schließ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11.537cm" svg:y1="20.4cm" svg:x2="5.769cm" svg:y2="21.435cm" draw:start-shape="id6" draw:start-glue-point="8" draw:end-shape="id7" svg:d="M11537 20400c0 2317-5768 1800-5768 1035" svg:viewBox="0 0 5769 1683">
          <text:p/>
        </draw:connector>
        <draw:connector draw:style-name="gr15" draw:text-style-name="P3" draw:layer="layout" draw:type="curve" svg:x1="15.274cm" svg:y1="15.822cm" svg:x2="12.083cm" svg:y2="16.949cm" draw:start-shape="id3" draw:start-glue-point="6" draw:end-shape="id5" draw:end-glue-point="10" svg:d="M15274 15822c-2394 0-799 1127-3191 1127" svg:viewBox="0 0 3192 1128">
          <text:p/>
        </draw:connector>
        <draw:connector draw:style-name="gr16" draw:text-style-name="P3" draw:layer="layout" draw:type="curve" svg:x1="9.474cm" svg:y1="16.949cm" svg:x2="7.983cm" svg:y2="16.981cm" draw:start-shape="id5" draw:start-glue-point="6" draw:end-shape="id8" draw:end-glue-point="10" svg:d="M9474 16949c-1119 0-374 32-1491 32" svg:viewBox="0 0 1492 33">
          <text:p text:style-name="P1"><text:span text:style-name="T3">Erfolg</text:span></text:p>
        </draw:connector>
        <draw:connector draw:style-name="gr17" draw:text-style-name="P3" draw:layer="layout" draw:type="curve" svg:x1="6.292cm" svg:y1="17.9cm" svg:x2="9.974cm" svg:y2="19.381cm" draw:start-shape="id8" draw:start-glue-point="8" draw:end-shape="id6" draw:end-glue-point="6" svg:d="M6292 17900c0 988 1227 1481 3682 1481" svg:viewBox="0 0 3683 1482">
          <text:p text:style-name="P1"><text:span text:style-name="T3">TUN-Handle</text:span></text:p>
        </draw:connector>
        <draw:connector draw:style-name="gr18" draw:text-style-name="P3" draw:layer="layout" draw:type="curve" svg:x1="4.465cm" svg:y1="20.649cm" svg:x2="2.479cm" svg:y2="19.208cm" draw:start-shape="id7" draw:start-glue-point="6" draw:end-shape="id9" draw:end-glue-point="8" svg:d="M4465 20649c-1324 0-1986-480-1986-1441" svg:viewBox="0 0 1987 1442">
          <text:p/>
        </draw:connector>
        <draw:connector draw:style-name="gr19" draw:text-style-name="P3" draw:layer="layout" draw:type="curve" svg:x1="16.57cm" svg:y1="12.835cm" svg:x2="11.701cm" svg:y2="16.392cm" draw:start-shape="id2" draw:start-glue-point="8" draw:end-shape="id5" draw:end-glue-point="11" svg:d="M16570 12835c0 2494-4869 716-4869 3557" svg:viewBox="0 0 4870 3558">
          <text:p text:style-name="P1"><text:span text:style-name="T3">Lesevorgang gestartet</text:span><text:span text:style-name="T3"><text:line-break/></text:span><text:span text:style-name="T3">(ERROR_IO_PENDING)</text:span></text:p>
        </draw:connector>
        <draw:connector draw:style-name="gr20" draw:text-style-name="P3" draw:layer="layout" draw:type="curve" svg:x1="9.374cm" svg:y1="12.072cm" svg:x2="3.401cm" svg:y2="8.405cm" draw:start-shape="id4" draw:start-glue-point="6" draw:end-shape="id10" draw:end-glue-point="9" svg:d="M9374 12072c-3982 0-5973-1222-5973-3667" svg:viewBox="0 0 5974 3668">
          <text:p/>
        </draw:connector>
        <draw:custom-shape draw:style-name="gr21" draw:text-style-name="P2" xml:id="id10" draw:id="id10" draw:layer="layout" svg:width="2.609cm" svg:height="1.573cm" svg:x="1.174cm" svg:y="7.062cm">
          <text:p text:style-name="P1"><text:span text:style-name="T1">Job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curve" svg:x1="3.783cm" svg:y1="7.849cm" svg:x2="6.874cm" svg:y2="7.885cm" draw:start-shape="id10" draw:start-glue-point="10" draw:end-shape="id1" draw:end-glue-point="6" svg:d="M3783 7849c2319 0 774 36 3091 36" svg:viewBox="0 0 3092 37">
          <text:p/>
        </draw:connector>
        <draw:connector draw:style-name="gr23" draw:text-style-name="P3" draw:layer="layout" draw:type="curve" svg:x1="2.479cm" svg:y1="17.635cm" svg:x2="2.479cm" svg:y2="8.635cm" draw:start-shape="id9" draw:start-glue-point="4" draw:end-shape="id10" draw:end-glue-point="8" svg:d="M2479 17635v-9000" svg:viewBox="0 0 1 9001">
          <text:p/>
        </draw:connector>
        <draw:custom-shape draw:style-name="gr24" draw:text-style-name="P2" xml:id="id11" draw:id="id11" draw:layer="layout" svg:width="3.209cm" svg:height="2.073cm" svg:x="4.674cm" svg:y="13.262cm">
          <text:p text:style-name="P1"><text:span text:style-name="T1">Notification-Event </text:span></text:p>
          <text:p text:style-name="P1"><text:span text:style-name="T1">zurücksetzen,</text:span></text:p>
          <text:p text:style-name="P1"><text:span text:style-name="T1">Alle Writes been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svg:x1="4.6cm" svg:y1="16.981cm" svg:x2="4.674cm" svg:y2="14.299cm" draw:start-shape="id8" draw:start-glue-point="6" draw:end-shape="id11" draw:end-glue-point="6" svg:d="M4600 16981c-766 0-803-2682 74-2682" svg:viewBox="0 0 654 2683">
          <text:p text:style-name="P1"><text:span text:style-name="T3"/></text:p>
          <text:p text:style-name="P1"><text:span text:style-name="T3">Notification</text:span></text:p>
        </draw:connector>
        <draw:connector draw:style-name="gr26" draw:text-style-name="P3" draw:layer="layout" draw:type="curve" svg:x1="6.279cm" svg:y1="15.335cm" svg:x2="6.292cm" svg:y2="16.062cm" draw:start-shape="id11" draw:start-glue-point="8" draw:end-shape="id8" draw:end-glue-point="4" svg:d="M6279 15335c0 546 13 183 13 727" svg:viewBox="0 0 14 7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6T22:17:48.841033844</meta:creation-date>
    <dc:date>2016-09-28T10:32:23.941458233</dc:date>
    <dc:creator>Noel Kuntze</dc:creator>
    <meta:editing-duration>PT6M24S</meta:editing-duration>
    <meta:editing-cycles>8</meta:editing-cycles>
    <meta:generator>LibreOffice/5.2.1.2$Linux_X86_64 LibreOffice_project/20m0$Build-2</meta:generator>
    <meta:document-statistic meta:object-count="26"/>
  </office:meta>
</office:document-meta>
</file>